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5-05-3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5-04-30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5-03-31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5-02-28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5-01-31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4-12-3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4-11-2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4-10-3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4-09-3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4-08-30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4-08-15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4-07-3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4-06-2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4-05-3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4-04-30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4-03-2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4-02-29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4-01-31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3-12-29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3-11-29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3-09-29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3-08-28 1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3-07-31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3-06-2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3-05-31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3-04-28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3-03-30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3-02-27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3-01-31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2-12-30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2-11-30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2-11-01 1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2-10-2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2-09-3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2-08-31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2-07-28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2-06-30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2-06-02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2-04-29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2-03-3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2-02-2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2-01-3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1-12-3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1-11-2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1-10-29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1-09-30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1-08-31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1-07-3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1-06-21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1-05-28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1-04-30 1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1-03-31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1-02-26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1-01-2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0-12-3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0-11-30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0-10-30 1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0-09-30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0-08-31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0-08-0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0-07-3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0-06-2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0-05-29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0-04-30 1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0-02-28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20-01-29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9-12-2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9-11-2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9-10-31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9-09-30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9-08-30 1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9-07-31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9-06-28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9-05-31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9-04-30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9-03-2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9-02-28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9-01-30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8-12-30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8-11-28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8-10-30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8-09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8-08-30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8-07-23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8-06-25 1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8-05-25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8-04-25 1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8-03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8-02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8-01-2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7-12-2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7-11-3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7-10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7-09-28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7-08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7-07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7-06-28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7-05-2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6-11-10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5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1-07-1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1-03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1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6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9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9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7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6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8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0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7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9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31071514701</text:p>
          </table:table-cell>
          <table:table-cell office:value-type="string" calcext:value-type="string">
            <text:p>VT-BIW <text:s text:c="3"/>1</text:p>
          </table:table-cell>
          <table:table-cell office:value-type="string" calcext:value-type="string">
            <text:p>196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0" meta:object-count="0"/>
    <meta:user-defined meta:name="AppVersion">3.0</meta:user-defined>
  </office:meta>
</office:document-meta>
</file>